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fo:text-shadow="none" style:text-underline-style="non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For Lech Lecha [Hebrew]/</text:p>
      <text:p text:style-name="P4"/>
      <text:p text:style-name="P4">[Page 1]</text:p>
      <text:p text:style-name="P4"><text:tab/>A traveller journeyed in different directions./ <text:s/>Of a sudden, he halted to look. <text:s/>What is that, which/ has arrested his attention? <text:s/>He has lifted up his/ eyes and seen at a distance a magnificent palace,/ beautifully lit. <text:s/>He asked his own mind. <text:s/>Could/ that mansion have arisen by itself? <text:s/>And those/ shining lights which I behold, could they have/ been kindled without a Power? <text:s/>While wrapped/ in deep meditation the wayfarer was aroused from his thoughts by the master of the palace. <text:s/>"I/ am the Architect," He said: "I am the builder of/ the mansion, I watch over its maintenance, I/ keep it in unalterable order and splendor."/</text:p>
      <text:p text:style-name="P4">Now, mark, my Brethren, the simplicity with which/ the Sages introduce to our notice the working of/ that far-reaching intellect which discovered in na-/-ture a harmony, a unity, <text:span text:style-name="T1">that [?]</text:span> demonstrating the exist-/-ance[sic!] of One sole Prime Mover--God; the intellect of/ Abraham I say, the founder of our race, and the predes-/-tined blessing of all races of men. <text:s/>A legend/ <text:span text:style-name="T1">it</text:span> is that which repeats, in <text:span text:style-name="T1">other</text:span> figurative language, what/ inspiration told in a sentence which is short, but fraught/</text:p>
      <text:p text:style-name="P4"/>
      <text:p text:style-name="P4">[Page 2]</text:p>
      <text:p text:style-name="P4">with meaning. <text:s/>[Hebrew]/ [Hebrew]. <text:s/>"I, even I have/ made the earth, and created man upon it; I, even/ <text:span text:style-name="T1">I</text:span> my hands have stretched out the heavens, and/ I gave all their hosts ordinances." <text:s/>Very concise is/ the <text:soft-page-break/>description but volumes could not explain it/ better. <text:s/>The Omnipotent moulded the Universe, and set it to work. <text:s/>[Hebrew] Philosophy, either ancient or modern, cannot/ <text:span text:style-name="T1">afford us</text:span> supply a clearer, a more reliable information. <text:s/>There was/ a time in which human speculation invented a/ doctrine to account for the creation of heaven and/ earth. <text:s/>A <text:span text:style-name="T4">2</text:span><text:span text:style-name="T5">soul</text:span>-withering, a <text:span text:style-name="T4">1</text:span>mind-bewildering doctrine/ it was. <text:s/>Molecules, or invisible particles of matter/ having a spontaneous motion, struck together and,/ after untold ages, shaped every thing in nature./ <text:s/>That was the famous--shall I not call it the/ infamous?--atomical theory of the Greeks./ <text:s/>Rather than admit a Divine will that called forth/ nature in its completion, as the Talmudists express/ it [Hebrew] "All the/ work of creation issued in its entireness and come-/-liness," rather than acknowledge <text:span text:style-name="T1">their</text:span> our insuf-/-ficiency, the limitedness[sic!] of our comprehension, those speculators invented a most/</text:p>
      <text:p text:style-name="P4"/>
      <text:p text:style-name="P4">[Page 3]</text:p>
      <text:p text:style-name="P4">a <text:span text:style-name="T1">miracle</text:span> marvel in comparison of which all the miracles of the Bible are trifles;/ incredible miracle; the sun and the moon,/ what is above and beneath and around us came/ into being by the inexplicable meeting of infini-/-tesimal particles of matter. <text:s/>I do not know/ whether Israelites ever tried to pull the first chapter<text:span text:style-name="T1">s</text:span>/ of Genesis after that Epicurean system, for, whenever/ a new school of philosophy arises and gains ground,/ Hebrews will put their brains to the rack,/ in trying to <text:span text:style-name="T1">find out</text:span> convince themselves and to show others that Moses/ had already anticipated it. <text:s/>But this I do know,/ that the insurmountable difficulty experienced/ to reconcile the simple teaching of the Bible with/ the ever varying and perplexing systems of philosophy; gave origin/ to infidelity, even to Atheism. <text:s/>It was in the/ middle ages, as it is in our days. <text:s/>And like then/ so now, science claims to have reached the utter-/most <text:span text:style-name="T1">limits at which</text:span> borders of human intelligence; <text:span text:style-name="T1">can</text:span> to have/<text:span text:style-name="T1">arrive</text:span> grasped truth and to have spoken the final word on philosophical truths./ <text:s/>If by some novel process the scriptures can be so/ <text:span text:style-name="T1">made to agree</text:span> twisted as to make them tally with the alleged discoveries of science,/ well and good, if not, <text:span text:style-name="T1">Holy</text:span> why, Holy Writ must be <text:span text:style-name="T1">declared</text:span> consigned to oblivion, it is unfit/</text:p>
      <text:p text:style-name="P4"/>
      <text:p text:style-name="P4">[Page 4]</text:p>
      <text:p text:style-name="P4">for the 19th century, obsolete. <text:s/>But/ Judaism does not deal in abstractions, it proclaims/ with positiveness that [hebrew] impos-/sible it is that a grand palace with all its varied/ appurtances[sic!], should not have had an absolute originator,/ and <text:span text:style-name="T1">guide</text:span> should not have a wise overseer. <text:s/>So Abraham believed, according to the/ Midrashic legend, and so wrote Isaiah [Hebrew]/ [Hebrew]/ "I, even I have made the earth, and created man upon/ it. <text:s/>I even my hands stretched out the heavens, and/ I gave all their hosts ordinances." <text:s/>Such has/ been our creed from the days that the son of Terah/ declared in the sight of gentilism [Hebrew]/ [Hebrew], "the Lord, an Almighty God, possessor/ of heaven and earth." <text:s/>We carried the patriarchal/ message to rude tribes and progressive nations and rendered Christ-/-ianity and Mohammedanism civilizers--I employ/ the term in its moral not in its doctrinal sense;/ I mean humanisers[sic!]/ <text:s/>That was the working plan, [?], instructing real elevation, of Morais in its now philosophic imparting. <text:s/>Look now on the/ other side of the picture. <text:s/>The mental efforts,/ which tended to prove that nature is the combi-/nation of casualties, or that nature worked <text:span text:style-name="T6">itself</text:span><text:span text:style-name="T7">/</text:span></text:p>
      <text:p text:style-name="P5"/>
      <text:p text:style-name="P5">[Page 5]</text:p>
      <text:p text:style-name="P4"><text:span text:style-name="T7">into shape, and man, like all else, is/ a development of atomical particles of matter; those/ exertions of the intellect to compel a revelation of the/ unknowable; those attempts which stop short at/ no obstacle in that direction, </text:span><text:span text:style-name="T2">ke</text:span><text:span text:style-name="T7"> heedless of the advice/ of the moralist [Hebrew] "What is too/ wonderful for thee, search not"; that </text:span><text:span text:style-name="T2">searching determinant</text:span><text:span text:style-name="T7"> during search, was/ followed by a denial of spirituality, of conscience, of/ soul, and hence of freedom of will and accountability. <text:s/>How many,/ Alas! the victims of those speculations! <text:s/>Not merely/ among the thinking, but among the brainless,/ who ape the scientists, and who are not even sciolests[?],/ but dullards. <text:s/></text:span><text:span text:style-name="T2">They</text:span><text:span text:style-name="T7"> You will hear them boast of having become </text:span><text:span text:style-name="T2">con</text:span><text:span text:style-name="T7"> fully per-/</text:span><text:span text:style-name="T2">vinced</text:span><text:span text:style-name="T7"> -suaded of the uselessness of religion; it is all/ cant. <text:s/>Science has dispelled the errors </text:span><text:soft-page-break/><text:span text:style-name="T7">of the Bible,/ it has proved it irredeemably false, it is a bugbear/ to frighten children into obedience, and, incredible/ as it may seem, the audacity of disbelief has/ readied its climax in the premium which it/ has put upon books, that will </text:span><text:span text:style-name="T2">educate</text:span><text:span text:style-name="T7"> school the young/ in </text:span><text:span text:style-name="T2">a school of </text:span><text:span text:style-name="T7">Atheism. <text:s/>For in France, and I regret/ that it bears the name of "Republic"; in modern/ </text:span></text:p>
      <text:p text:style-name="P5"/>
      <text:p text:style-name="P5">[Page 6]</text:p>
      <text:p text:style-name="P4"><text:span text:style-name="T7">France, the excluding of the name of God in/ writings intended for the instruction of a rising ge-/-neration, is recommended by </text:span><text:span text:style-name="T2">a</text:span><text:span text:style-name="T7"> municipal councils/ in the interest of liberty, as if real liberty were possi-/ble, without the idea of a righteous God, to whom/ we are amenable for our actions. <text:s/>The heart sickens/ as one reads the debates in the chambers of deputies where/ profanity finds favor, and blesphemy[sic!] receives plaudits./ <text:s/>To the humiliation of our age and of civilization, it/ became necessary to establish in France a national/ league against Atheism, and under its auspices an/ institution in which a literature hatched </text:span><text:span text:style-name="T2">conceived born</text:span><text:span text:style-name="T7"> in the/ shadow of death and brought forth to darken the path of life,/ an impious literature that ostracises[sic!] God, might be counteracted in its/ </text:span><text:span text:style-name="T2">satanic [?]</text:span><text:span text:style-name="T7"> baneful aim, and shown to be inimical to social progress,/ the encourager of communism and anarchy./</text:span></text:p>
      <text:p text:style-name="P4"><text:span text:style-name="T7">The illustrious Adolphe Franck, now approaching/ his 80th year, fifty of which he devoted to science,/ spoke last summer before that institute. <text:s/>In a/ lecture full of learning, he reviewed the history of Atheism/ in support of the psalmist, who proclaimed </text:span><text:span text:style-name="T2">it</text:span><text:span text:style-name="T7"> unbelief the </text:span><text:span text:style-name="T2">swill</text:span><text:span text:style-name="T7">/</text:span></text:p>
      <text:p text:style-name="P4"><text:span text:style-name="T7"/></text:p>
      <text:p text:style-name="P4"><text:span text:style-name="T7">[Page 7]</text:span></text:p>
      <text:p text:style-name="P4"><text:span text:style-name="T2">of corruption the</text:span><text:span text:style-name="T7"> herald of perversion [Hebrew]/ [Hebrew] "The worthless fool says in his heart, there is/ no God; </text:span><text:span text:style-name="T2">they have</text:span><text:span text:style-name="T7"> then people become corrupt, they </text:span><text:span text:style-name="T2">have done</text:span><text:span text:style-name="T7"> do abominable/ </text:span><text:span text:style-name="T2">deeds</text:span><text:span text:style-name="T7"> things, none doeth good". <text:s/>The lecturer showed that Athe-/-ism, either pronounced or disguised, by denying the/ human race its high origin, by making it the issue/ of inferior things, the unfolding or transforming of/ one of or of as very few low forms of life, virtually subscribes/ to the </text:span><text:span text:style-name="T2">philosophy</text:span><text:span text:style-name="T7"> skepticism that </text:span><text:span text:style-name="T3">pronounces</text:span><text:span text:style-name="T7"> declares the final end of/ man and that of beast to be precisely alike [Hebrew]/ <text:s/>Adolphe Franck, is uncompromisingly opposed to the/ philosophy which has won in our days a universal renown,/ and perhaps the largest number of disciples than any,/ in modern times. <text:s/>He holds that the Darwinian and/ Spencerian theory laying down as a principle in the work-/-ing of creation, natural selections and the survival</text:span><text:span text:style-name="T2">s</text:span><text:span text:style-name="T7"> of the/ fittest, ignores </text:span><text:span text:style-name="T2">a</text:span><text:span text:style-name="T7"> Divine Omnipotence, and the influence/ of a large portion of mankind, which, without being/ the strongest physically, </text:span><text:span text:style-name="T2">or mentally,</text:span><text:span text:style-name="T7"> contributes never-/-theless immensely to the welfare of the human family./ <text:s/>But I have no intention, nor indeed the capacity, to interpret/ the thoughts of our celebrated coreligionist in France./</text:span></text:p>
      <text:p text:style-name="P4"><text:span text:style-name="T7"/></text:p>
      <text:p text:style-name="P4"><text:span text:style-name="T7">[Page 8]</text:span></text:p>
      <text:p text:style-name="P4"><text:span text:style-name="T2">But I have no intention to call.</text:span><text:span text:style-name="T7"> <text:s/>The Rabbinical/ legend which I met, while looking for a subject </text:span><text:span text:style-name="T2">on</text:span><text:span text:style-name="T7">/ to base my remarks there</text:span><text:span text:style-name="T2">up</text:span><text:span text:style-name="T7">on, reminded me of a/ paper that I read in a foreign periodical, and I have/ referred to the cause </text:span><text:span text:style-name="T2">that</text:span><text:span text:style-name="T7"> which elicited it. <text:s/>In America, a/ municipal council that should ask to strike out the/ name of God from school books, would be frowned upon,/ and compelled disgracefully to retire. <text:s/>I have no fear that/ my young brothers and sisters in faith will receive/ an atheistical training, but I dread the consequences/ of a blatant triviality which assumes an air of im-/-portance, and misleads the unwary into the idea that/ to be an unbeliever is to be enlightened. <text:s/>The Rabbis/ have </text:span><text:span text:style-name="T2">written</text:span><text:span text:style-name="T7"> intimated that a study of astronomy will give us an/ insight into the Almightiness of the Creator...[Hebrew]/ And </text:span><text:span text:style-name="T2">an</text:span><text:span text:style-name="T7"> the English poet, [Hebrew]/ </text:span><text:span text:style-name="T2">said that</text:span><text:span text:style-name="T7"> Edward Young, wrote that a person skilled in Astronomy, who denies the exist/-ance[sic!] of a Creator, is an impossibility, unless that/ person has turned mad; and he very fittingly added, that/ a man to be an atheist, must have so stultified/ his </text:span><text:span text:style-name="T2">few moral senses</text:span><text:span text:style-name="T7"> understanding, as to believe </text:span><text:span text:style-name="T2">what is incredible</text:span><text:span text:style-name="T7"> a tissue of absurdities./</text:span></text:p>
      <text:p text:style-name="P4"><text:span text:style-name="T7"/></text:p>
      <text:p text:style-name="P4"><text:soft-page-break/><text:span text:style-name="T7">[Page 9]</text:span></text:p>
      <text:p text:style-name="P4"><text:span text:style-name="T7">Without dissuading my young coreligionists/ from studying what may broaden their views, I/ must caution them against the fascination of theories,/ </text:span><text:span text:style-name="T2">propounded with</text:span><text:span text:style-name="T7"> accompanied by a wealth of learning, advanced with/ depth and elegance, but apt to undermine the faith/ which has been our </text:span><text:span text:style-name="T2">[?]</text:span><text:span text:style-name="T7"> beast [Hebrew]. <text:s/>Stirred up/ by a sense of duty, I ask my fellow believers to/ cling to the philosophy of Judaism, that is [Hebrew]/ the love and compassion of our kind, that philosophy/ </text:span><text:span text:style-name="T2">was</text:span><text:span text:style-name="T7"> formed the </text:span><text:span text:style-name="T2">standard</text:span><text:span text:style-name="T7"> guide of Abraham who </text:span><text:span text:style-name="T2">raised</text:span><text:span text:style-name="T7"> brought up his orphaned/ nephew, risked his own life to defend Lot and to/ restore the substance of all whom marauders had/ </text:span><text:span text:style-name="T2">robbed</text:span><text:span text:style-name="T7"> plundered, prayed for the forgiveness of sinners, and/ generously gave of his own to a heathen ally, </text:span><text:span text:style-name="T2">making and</text:span><text:span text:style-name="T7">/ </text:span><text:span text:style-name="T2">made</text:span><text:span text:style-name="T7"> establishing with him </text:span><text:span text:style-name="T2">a</text:span><text:span text:style-name="T7"> an enduring covenant of peace. <text:s/>I shall not/ insist that the patriarch, whose intellect discovered God/ in nature,--gauged by the modern standard of social/ monogamy would be declared unexceptionally perfect,/ but so near was he to perfection, that we may/ point with pride to the badge of honor </text:span><text:span text:style-name="T2">with</text:span><text:span text:style-name="T7"> which we, his descendants, </text:span><text:span text:style-name="T2">glory in the title which Isaiah</text:span><text:span text:style-name="T7"> bear; the </text:span><text:span text:style-name="T2">un</text:span><text:span text:style-name="T7">charact-/-ers engraven upon it, were wrought by prophecy in the/ name of God. <text:s/>[Hebrew] "Ye are the seed of Abraham my friend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5T15:20:52.07</meta:creation-date>
    <dc:date>2012-04-09T11:00:03.57</dc:date>
    <dc:creator>Penn Libraries</dc:creator>
    <meta:editing-duration>PT00H49M1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1987" meta:character-count="12329"/>
  </office:meta>
</office:document-meta>
</file>